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OpenSymbol" svg:font-family="OpenSymbol" style:font-charset="x-symbol"/>
    <style:font-face style:name="Helvetica Neue" svg:font-family="'Helvetica Neue', serif"/>
    <style:font-face style:name="Tahoma" svg:font-family="Tahoma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1.824cm" table:align="left"/>
    </style:style>
    <style:style style:name="Table1.A" style:family="table-column">
      <style:table-column-properties style:column-width="1.245cm"/>
    </style:style>
    <style:style style:name="Table1.B" style:family="table-column">
      <style:table-column-properties style:column-width="0.579cm"/>
    </style:style>
    <style:style style:name="Table1.A1" style:family="table-cell">
      <style:table-cell-properties fo:padding-left="0.132cm" fo:padding-right="0.132cm" fo:padding-top="0.049cm" fo:padding-bottom="0.049cm" fo:border="1pt solid #9a9a9a"/>
    </style:style>
    <style:style style:name="Table1.B1" style:family="table-cell">
      <style:table-cell-properties fo:padding-left="0cm" fo:padding-right="0.132cm" fo:padding-top="0.049cm" fo:padding-bottom="0.049cm" fo:border-left="none" fo:border-right="1pt solid #9a9a9a" fo:border-top="1pt solid #9a9a9a" fo:border-bottom="1pt solid #9a9a9a"/>
    </style:style>
    <style:style style:name="Table1.A2" style:family="table-cell">
      <style:table-cell-properties fo:padding-left="0.132cm" fo:padding-right="0.132cm" fo:padding-top="0cm" fo:padding-bottom="0.049cm" fo:border-left="1pt solid #9a9a9a" fo:border-right="1pt solid #9a9a9a" fo:border-top="none" fo:border-bottom="1pt solid #9a9a9a"/>
    </style:style>
    <style:style style:name="Table1.B2" style:family="table-cell">
      <style:table-cell-properties fo:padding-left="0cm" fo:padding-right="0.132cm" fo:padding-top="0cm" fo:padding-bottom="0.049cm" fo:border-left="none" fo:border-right="1pt solid #9a9a9a" fo:border-top="none" fo:border-bottom="1pt solid #9a9a9a"/>
    </style:style>
    <style:style style:name="P1" style:family="paragraph" style:parent-style-name="Table_20_Contents">
      <style:text-properties fo:font-size="2pt" style:font-size-asian="2pt" style:font-size-complex="2pt"/>
    </style:style>
    <style:style style:name="P2" style:family="paragraph" style:parent-style-name="Table_20_Contents">
      <style:paragraph-properties fo:margin-left="0cm" fo:margin-right="0cm" fo:margin-top="0cm" fo:margin-bottom="0cm" style:contextual-spacing="false" fo:text-indent="0cm" style:auto-text-indent="false"/>
      <style:text-properties style:font-name="Helvetica Neue" fo:font-size="9pt"/>
    </style:style>
    <style:style style:name="P3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222222" loext:opacity="100%" style:font-name="Helvetica Neue" fo:font-size="12pt" fo:letter-spacing="normal" fo:font-style="normal" fo:font-weight="normal"/>
    </style:style>
    <style:style style:name="P4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222222" loext:opacity="100%" style:font-name="Helvetica Neue" fo:font-size="12pt" fo:letter-spacing="normal" fo:font-style="normal" fo:font-weight="normal" fo:background-color="#00a933"/>
    </style:style>
    <style:style style:name="P5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222222" loext:opacity="100%" fo:letter-spacing="normal"/>
    </style:style>
    <style:style style:name="P6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222222" loext:opacity="100%" fo:letter-spacing="normal" fo:background-color="#ffbf00"/>
    </style:style>
    <style:style style:name="P7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000000" loext:opacity="100%" fo:letter-spacing="normal" fo:background-color="#00a933"/>
    </style:style>
    <style:style style:name="P8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000000" loext:opacity="100%" style:font-name="Helvetica Neue" fo:font-size="12pt" fo:letter-spacing="normal" fo:font-style="normal" fo:font-weight="normal" fo:background-color="#00a933"/>
    </style:style>
    <style:style style:name="P9" style:family="paragraph" style:parent-style-name="Table_20_Contents">
      <style:paragraph-properties fo:margin-left="0cm" fo:margin-right="0cm" fo:text-indent="0cm" style:auto-text-indent="false"/>
      <style:text-properties fo:font-size="2pt" style:font-size-asian="2pt" style:font-size-complex="2pt"/>
    </style:style>
    <style:style style:name="P10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ff0000" loext:opacity="100%" style:font-name="Tahoma" fo:font-size="12pt" fo:letter-spacing="normal" fo:font-style="normal" fo:font-weight="normal"/>
    </style:style>
    <style:style style:name="P11" style:family="paragraph" style:parent-style-name="Text_20_body" style:list-style-name="L1">
      <style:paragraph-properties fo:margin-left="0.298cm" fo:margin-right="0cm" fo:margin-top="0cm" fo:margin-bottom="0cm" style:contextual-spacing="false" fo:orphans="2" fo:widows="2" fo:text-indent="0cm" style:auto-text-indent="false"/>
      <style:text-properties fo:font-variant="normal" fo:text-transform="none" fo:color="#222222" loext:opacity="100%" style:font-name="Helvetica Neue" fo:font-size="12pt" fo:letter-spacing="normal" fo:font-style="normal" fo:font-weight="normal"/>
    </style:style>
    <style:style style:name="P12" style:family="paragraph" style:parent-style-name="Text_20_body" style:list-style-name="L5">
      <style:paragraph-properties fo:margin-left="0.298cm" fo:margin-right="0cm" fo:margin-top="0cm" fo:margin-bottom="0cm" style:contextual-spacing="false" fo:orphans="2" fo:widows="2" fo:text-indent="0cm" style:auto-text-indent="false"/>
      <style:text-properties fo:font-variant="normal" fo:text-transform="none" fo:color="#222222" loext:opacity="100%" style:font-name="Helvetica Neue" fo:font-size="12pt" fo:letter-spacing="normal" fo:font-style="normal" fo:font-weight="normal"/>
    </style:style>
    <style:style style:name="P13" style:family="paragraph" style:parent-style-name="Text_20_body" style:list-style-name="L7">
      <style:paragraph-properties fo:margin-left="0.298cm" fo:margin-right="0cm" fo:margin-top="0cm" fo:margin-bottom="0cm" style:contextual-spacing="false" fo:orphans="2" fo:widows="2" fo:text-indent="0cm" style:auto-text-indent="false"/>
      <style:text-properties fo:font-variant="normal" fo:text-transform="none" fo:color="#222222" loext:opacity="100%" style:font-name="Helvetica Neue" fo:font-size="12pt" fo:letter-spacing="normal" fo:font-style="normal" fo:font-weight="normal"/>
    </style:style>
    <style:style style:name="P14" style:family="paragraph" style:parent-style-name="Text_20_body" style:list-style-name="L8">
      <style:paragraph-properties fo:margin-left="0.298cm" fo:margin-right="0cm" fo:margin-top="0cm" fo:margin-bottom="0cm" style:contextual-spacing="false" fo:orphans="2" fo:widows="2" fo:text-indent="0cm" style:auto-text-indent="false"/>
      <style:text-properties fo:font-variant="normal" fo:text-transform="none" fo:color="#222222" loext:opacity="100%" style:font-name="Helvetica Neue" fo:font-size="12pt" fo:letter-spacing="normal" fo:font-style="normal" fo:font-weight="normal"/>
    </style:style>
    <style:style style:name="P15" style:family="paragraph" style:parent-style-name="Text_20_body" style:list-style-name="L4">
      <style:paragraph-properties fo:margin-left="0.298cm" fo:margin-right="0cm" fo:margin-top="0cm" fo:margin-bottom="0cm" style:contextual-spacing="false" fo:orphans="2" fo:widows="2" fo:text-indent="0cm" style:auto-text-indent="false"/>
      <style:text-properties fo:font-variant="normal" fo:text-transform="none" fo:color="#222222" loext:opacity="100%" style:font-name="Helvetica Neue" fo:font-size="12pt" fo:letter-spacing="normal" fo:font-style="normal" fo:font-weight="normal" fo:background-color="#ffff00"/>
    </style:style>
    <style:style style:name="P16" style:family="paragraph" style:parent-style-name="Text_20_body" style:list-style-name="L6">
      <style:paragraph-properties fo:margin-left="0.298cm" fo:margin-right="0cm" fo:margin-top="0cm" fo:margin-bottom="0cm" style:contextual-spacing="false" fo:orphans="2" fo:widows="2" fo:text-indent="0cm" style:auto-text-indent="false"/>
      <style:text-properties fo:font-variant="normal" fo:text-transform="none" fo:color="#222222" loext:opacity="100%" style:font-name="Helvetica Neue" fo:font-size="12pt" fo:letter-spacing="normal" fo:font-style="normal" fo:font-weight="normal" fo:background-color="#00a933"/>
    </style:style>
    <style:style style:name="P17" style:family="paragraph" style:parent-style-name="Text_20_body" style:list-style-name="L9">
      <style:paragraph-properties fo:margin-left="0.298cm" fo:margin-right="0cm" fo:margin-top="0cm" fo:margin-bottom="0cm" style:contextual-spacing="false" fo:orphans="2" fo:widows="2" fo:text-indent="0cm" style:auto-text-indent="false"/>
      <style:text-properties fo:font-variant="normal" fo:text-transform="none" fo:color="#222222" loext:opacity="100%" style:font-name="Helvetica Neue" fo:font-size="12pt" fo:letter-spacing="normal" fo:font-style="normal" fo:font-weight="normal" fo:background-color="#00a933"/>
    </style:style>
    <style:style style:name="P18" style:family="paragraph" style:parent-style-name="Text_20_body" style:list-style-name="L10">
      <style:paragraph-properties fo:margin-left="0.298cm" fo:margin-right="0cm" fo:margin-top="0cm" fo:margin-bottom="0cm" style:contextual-spacing="false" fo:orphans="2" fo:widows="2" fo:text-indent="0cm" style:auto-text-indent="false"/>
      <style:text-properties fo:font-variant="normal" fo:text-transform="none" fo:color="#222222" loext:opacity="100%" style:font-name="Helvetica Neue" fo:font-size="12pt" fo:letter-spacing="normal" fo:font-style="normal" fo:font-weight="normal" fo:background-color="#00a933"/>
    </style:style>
    <style:style style:name="P19" style:family="paragraph" style:parent-style-name="Text_20_body" style:list-style-name="L1">
      <style:paragraph-properties fo:margin-left="0.298cm" fo:margin-right="0cm" fo:margin-top="0cm" fo:margin-bottom="0cm" style:contextual-spacing="false" fo:orphans="2" fo:widows="2" fo:text-indent="0cm" style:auto-text-indent="false"/>
      <style:text-properties fo:font-variant="normal" fo:text-transform="none" fo:color="#222222" loext:opacity="100%" style:font-name="Helvetica Neue" fo:font-size="12pt" fo:letter-spacing="normal" fo:font-style="normal" fo:font-weight="normal" fo:background-color="#00a933"/>
    </style:style>
    <style:style style:name="P20" style:family="paragraph" style:parent-style-name="Text_20_body" style:list-style-name="L2">
      <style:paragraph-properties fo:margin-left="0.298cm" fo:margin-right="0cm" fo:margin-top="0cm" fo:margin-bottom="0cm" style:contextual-spacing="false" fo:orphans="2" fo:widows="2" fo:text-indent="0cm" style:auto-text-indent="false"/>
      <style:text-properties fo:font-variant="normal" fo:text-transform="none" fo:color="#000000" loext:opacity="100%" style:font-name="Helvetica Neue" fo:font-size="12pt" fo:letter-spacing="normal" fo:font-style="normal" fo:font-weight="normal" fo:background-color="#00a933"/>
    </style:style>
    <style:style style:name="P21" style:family="paragraph" style:parent-style-name="Text_20_body" style:list-style-name="L3">
      <style:paragraph-properties fo:margin-left="0.298cm" fo:margin-right="0cm" fo:margin-top="0cm" fo:margin-bottom="0cm" style:contextual-spacing="false" fo:orphans="2" fo:widows="2" fo:text-indent="0cm" style:auto-text-indent="false"/>
      <style:text-properties fo:font-variant="normal" fo:text-transform="none" fo:color="#000000" loext:opacity="100%" style:font-name="Helvetica Neue" fo:font-size="12pt" fo:letter-spacing="normal" fo:font-style="normal" fo:font-weight="normal" fo:background-color="#00a933"/>
    </style:style>
    <style:style style:name="P22" style:family="paragraph" style:parent-style-name="Text_20_body" style:list-style-name="L4">
      <style:paragraph-properties fo:margin-left="0.298cm" fo:margin-right="0cm" fo:margin-top="0cm" fo:margin-bottom="0cm" style:contextual-spacing="false" fo:orphans="2" fo:widows="2" fo:text-indent="0cm" style:auto-text-indent="false"/>
      <style:text-properties fo:font-variant="normal" fo:text-transform="none" fo:color="#000000" loext:opacity="100%" style:font-name="Helvetica Neue" fo:font-size="12pt" fo:letter-spacing="normal" fo:font-style="normal" fo:font-weight="normal" fo:background-color="#00a933"/>
    </style:style>
    <style:style style:name="P23" style:family="paragraph" style:parent-style-name="Text_20_body" style:list-style-name="L6">
      <style:paragraph-properties fo:margin-left="0.298cm" fo:margin-right="0cm" fo:margin-top="0cm" fo:margin-bottom="0cm" style:contextual-spacing="false" fo:orphans="2" fo:widows="2" fo:text-indent="0cm" style:auto-text-indent="false"/>
      <style:text-properties fo:font-variant="normal" fo:text-transform="none" fo:color="#000000" loext:opacity="100%" style:font-name="Helvetica Neue" fo:font-size="12pt" fo:letter-spacing="normal" fo:font-style="normal" fo:font-weight="normal" fo:background-color="#00a933"/>
    </style:style>
    <style:style style:name="P24" style:family="paragraph" style:parent-style-name="Text_20_body" style:list-style-name="L2">
      <style:paragraph-properties fo:margin-left="0.298cm" fo:margin-right="0cm" fo:margin-top="0cm" fo:margin-bottom="0cm" style:contextual-spacing="false" fo:orphans="2" fo:widows="2" fo:text-indent="0cm" style:auto-text-indent="false"/>
      <style:text-properties fo:font-variant="normal" fo:text-transform="none" fo:color="#000000" loext:opacity="100%" style:font-name="Helvetica Neue" fo:font-size="12pt" fo:letter-spacing="normal" fo:font-style="normal" fo:font-weight="normal" fo:background-color="#00a933" style:font-style-asian="normal" style:font-style-complex="normal"/>
    </style:style>
    <style:style style:name="P25" style:family="paragraph" style:parent-style-name="Text_20_body" style:list-style-name="L1">
      <style:paragraph-properties fo:margin-left="0.298cm" fo:margin-right="0cm" fo:margin-top="0cm" fo:margin-bottom="0cm" style:contextual-spacing="false" fo:orphans="2" fo:widows="2" fo:text-indent="0cm" style:auto-text-indent="false"/>
    </style:style>
    <style:style style:name="T1" style:family="text">
      <style:text-properties fo:color="#ff0000" loext:opacity="100%"/>
    </style:style>
    <style:style style:name="T2" style:family="text">
      <style:text-properties fo:font-variant="normal" fo:text-transform="none" fo:color="#222222" loext:opacity="100%" style:font-name="Helvetica Neue" fo:font-size="12pt" fo:letter-spacing="normal" fo:font-style="normal" fo:font-weight="normal"/>
    </style:style>
    <style:style style:name="T3" style:family="text">
      <style:text-properties fo:font-variant="normal" fo:text-transform="none" fo:color="#1155cc" loext:opacity="100%" style:font-name="Helvetica Neue" fo:font-size="12pt" fo:letter-spacing="normal" fo:font-style="normal" fo:font-weight="normal"/>
    </style:style>
    <text:list-style style:name="L1">
      <text:list-level-style-bullet text:level="1" text:style-name="Bullet_20_Symbols" style:num-suffix="." text:bullet-char="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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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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">
        <style:list-level-properties text:space-before="1.247cm"/>
      </text:list-level-style-bullet>
      <text:list-level-style-bullet text:level="2" text:style-name="Bullet_20_Symbols" style:num-suffix="." text:bullet-char="">
        <style:list-level-properties text:space-before="2.494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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">
        <style:list-level-properties text:space-before="1.247cm"/>
      </text:list-level-style-bullet>
      <text:list-level-style-bullet text:level="2" text:style-name="Bullet_20_Symbols" style:num-suffix="." text:bullet-char="">
        <style:list-level-properties text:space-before="2.494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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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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Produit :</text:p>
      <text:list xml:id="list4050873904" text:style-name="L1">
        <text:list-item>
          <text:p text:style-name="P19">Retirer « En ligne / En boutique »</text:p>
        </text:list-item>
        <text:list-item>
          <text:p text:style-name="P11">-&gt; Putôt sur page récapitulatif de commande<text:span text:style-name="T1"> =&gt; Je me souviens plus de quoi ça parle (si ça me reviens : je vous le dirai)</text:span></text:p>
        </text:list-item>
        <text:list-item>
          <text:p text:style-name="P19">Retirer « Articles restants » </text:p>
        </text:list-item>
        <text:list-item>
          <text:p text:style-name="P11">Ajouter « Question sur l’article » </text:p>
        </text:list-item>
        <text:list-item>
          <text:p text:style-name="P25"><text:span text:style-name="T2">Ajouter partage réseaux sociaux, dont WhatsApp </text:span><text:a xlink:type="simple" xlink:href="https://fontawesome.com/icons/share-alt?style=solid" office:target-frame-name="_blank" xlink:show="new" text:style-name="Internet_20_link" text:visited-style-name="Visited_20_Internet_20_Link"><text:span text:style-name="T3">https://fontawesome.com/icons/</text:span></text:a></text:p>
        </text:list-item>
        <text:list-item>
          <text:p text:style-name="P11">Ajouter dropdown couleur </text:p>
        </text:list-item>
        <text:list-item>
          <text:p text:style-name="P19">Retour « 14 jours » </text:p>
        </text:list-item>
        <text:list-item>
          <text:p text:style-name="P19">Retirer « Charger plus de produits » </text:p>
        </text:list-item>
        <text:list-item>
          <text:p text:style-name="P11">Ajouter sidebar <text:span text:style-name="T1">=&gt; c'est celui qui trouves sur la liste des produits</text:span></text:p>
        </text:list-item>
        <text:list-item>
          <text:p text:style-name="P11">Après prix, ajouter « (Location : dès 10€/jour) <text:span text:style-name="T1">=&gt; oui, car certain article (les costumes) peuvent aussi en location à la boutique pour l'instant.</text:span></text:p>
        </text:list-item>
        <text:list-item>
          <text:p text:style-name="P11">Ajouter section « matière » <text:span text:style-name="T1">=&gt; si c'est en plastique,etc..</text:span></text:p>
        </text:list-item>
        <text:list-item>
          <text:p text:style-name="P11">Ajouter « référence » </text:p>
        </text:list-item>
        <text:list-item>
          <text:p text:style-name="P11">En ligne : ajouter « Délais : 2 semaines », de manière voyante</text:p>
        </text:list-item>
        <text:list-item>
          <text:p text:style-name="P11">À la place des boutons radios : « neuf » ou « occasion », après quantité</text:p>
        </text:list-item>
        <text:list-item>
          <text:p text:style-name="P11">Ajouter tarifs dégressifs (tableau<text:span text:style-name="T1"> =&gt; car certain produit peuvent être dégressive suivant la quantité</text:span>).</text:p>
        </text:list-item>
      </text:list>
      <text:p text:style-name="P5"> </text:p>
      <table:table table:name="Table1" table:style-name="Table1">
        <table:table-column table:style-name="Table1.A"/>
        <table:table-column table:style-name="Table1.B"/>
        <table:table-row table:style-name="TableLine140536453516944">
          <table:table-cell table:style-name="Table1.A1" office:value-type="string">
            <text:p text:style-name="P2">Quantité</text:p>
          </table:table-cell>
          <table:table-cell table:style-name="Table1.B1" office:value-type="string">
            <text:p text:style-name="P2">Prix</text:p>
          </table:table-cell>
        </table:table-row>
        <table:table-row table:style-name="TableLine140536453491136">
          <table:table-cell table:style-name="Table1.A2" office:value-type="string">
            <text:p text:style-name="P2">1</text:p>
          </table:table-cell>
          <table:table-cell table:style-name="Table1.B2" office:value-type="string">
            <text:p text:style-name="P9"/>
          </table:table-cell>
        </table:table-row>
        <table:table-row table:style-name="TableLine140536453519728">
          <table:table-cell table:style-name="Table1.A2" office:value-type="string">
            <text:p text:style-name="P2">10</text:p>
          </table:table-cell>
          <table:table-cell table:style-name="Table1.B2" office:value-type="string">
            <text:p text:style-name="P9"/>
          </table:table-cell>
        </table:table-row>
        <table:table-row table:style-name="TableLine140536453558880">
          <table:table-cell table:style-name="Table1.A2" office:value-type="string">
            <text:p text:style-name="P2">20</text:p>
          </table:table-cell>
          <table:table-cell table:style-name="Table1.B2" office:value-type="string">
            <text:p text:style-name="P1"/>
          </table:table-cell>
        </table:table-row>
      </table:table>
      <text:p text:style-name="P10">=&gt; n'hésiter pas à aller voir dans le site actuelle si vous arrivez pas comprendre</text:p>
      <text:p text:style-name="P5"> </text:p>
      <text:p text:style-name="P4">Infos pratiques :</text:p>
      <text:list xml:id="list906167151" text:style-name="L2">
        <text:list-item>
          <text:p text:style-name="P20">Padding sur map (aligner avec le reste)</text:p>
        </text:list-item>
        <text:list-item>
          <text:p text:style-name="P24">Ouverture : en 1 ligne</text:p>
        </text:list-item>
        <text:list-item>
          <text:p text:style-name="P20">Ajouter métros, bus</text:p>
        </text:list-item>
      </text:list>
      <text:p text:style-name="P7"> </text:p>
      <text:p text:style-name="P8">Panier :</text:p>
      <text:list xml:id="list3975991974" text:style-name="L3">
        <text:list-item>
          <text:p text:style-name="P21">Qté : ajouter + et -</text:p>
        </text:list-item>
        <text:list-item>
          <text:p text:style-name="P21">Ajouter section codes promo </text:p>
        </text:list-item>
        <text:list-item>
          <text:p text:style-name="P21">Tester en-tête tableau en gras </text:p>
        </text:list-item>
        <text:list-item>
          <text:p text:style-name="P21">Parcours : bouton « Commander sans compte » vs « s’enregistrer / se connecter » (pop-in après clic sur « Valider »)</text:p>
        </text:list-item>
        <text:list-item>
          <text:p text:style-name="P21">Ajouter sections tailles et couleurs (« L, XL ») </text:p>
        </text:list-item>
      </text:list>
      <text:p text:style-name="P7"> </text:p>
      <text:p text:style-name="P8">Mon compte :</text:p>
      <text:list xml:id="list432879332" text:style-name="L4">
        <text:list-item>
          <text:p text:style-name="P22">Créer un champ avec une erreur (rouge + message)</text:p>
        </text:list-item>
        <text:list-item>
          <text:p text:style-name="P15">Ajouter historique des commandes + dl facture </text:p>
        </text:list-item>
      </text:list>
      <text:p text:style-name="P5"><text:soft-page-break/> </text:p>
      <text:p text:style-name="P3">Récapitulatif :</text:p>
      <text:list xml:id="list4132630931" text:style-name="L5">
        <text:list-item>
          <text:p text:style-name="P12">Créer icône (stand ?) pour retrait en magasin </text:p>
        </text:list-item>
        <text:list-item>
          <text:p text:style-name="P12">Créer dropdown sous Colissimo :</text:p>
          <text:list>
            <text:list-item>
              <text:p text:style-name="P12">Domicile</text:p>
            </text:list-item>
            <text:list-item>
              <text:p text:style-name="P12">Commerçant</text:p>
            </text:list-item>
            <text:list-item>
              <text:p text:style-name="P12">La Poste</text:p>
            </text:list-item>
          </text:list>
        </text:list-item>
        <text:list-item>
          <text:p text:style-name="P12">Section prix : Sticky pour afficher le prix tout le temps</text:p>
        </text:list-item>
        <text:list-item>
          <text:p text:style-name="P12">Ajouter sections tailles et couleurs (« L, XL ») </text:p>
        </text:list-item>
        <text:list-item>
          <text:p text:style-name="P12">Adresse de livraison et facturation différentes</text:p>
        </text:list-item>
        <text:list-item>
          <text:p text:style-name="P12">Enregistrer différentes adresses comme Amazon, Deliveroo, etc.</text:p>
        </text:list-item>
      </text:list>
      <text:p text:style-name="P5"> </text:p>
      <text:p text:style-name="P3">Paiement :</text:p>
      <text:list xml:id="list4178504080" text:style-name="L6">
        <text:list-item>
          <text:p text:style-name="P23">Ajouter « chèques » et « mandats administratifs »</text:p>
        </text:list-item>
        <text:list-item>
          <text:p text:style-name="P16">Bouton régler : à droite </text:p>
        </text:list-item>
      </text:list>
      <text:p text:style-name="P5"> </text:p>
      <text:p text:style-name="P3">Tunnel de vente :</text:p>
      <text:list xml:id="list569395985" text:style-name="L7">
        <text:list-item>
          <text:p text:style-name="P13">Ajouter étapes</text:p>
          <text:list>
            <text:list-item>
              <text:p text:style-name="P13">Récapitulatif</text:p>
            </text:list-item>
            <text:list-item>
              <text:p text:style-name="P13">Livraison</text:p>
            </text:list-item>
            <text:list-item>
              <text:p text:style-name="P13">Paiement</text:p>
            </text:list-item>
            <text:list-item>
              <text:p text:style-name="P13">Confirmation </text:p>
            </text:list-item>
          </text:list>
        </text:list-item>
      </text:list>
      <text:p text:style-name="P5"> </text:p>
      <text:p text:style-name="P3">Page confirmation :</text:p>
      <text:list xml:id="list2945674529" text:style-name="L8">
        <text:list-item>
          <text:p text:style-name="P14">Ajouter la page</text:p>
        </text:list-item>
        <text:list-item>
          <text:p text:style-name="P14">N° de commande</text:p>
        </text:list-item>
        <text:list-item>
          <text:p text:style-name="P14">Reprendre récapitulatif </text:p>
        </text:list-item>
        <text:list-item>
          <text:p text:style-name="P14">Votre commande a bien été enregistrée.</text:p>
        </text:list-item>
        <text:list-item>
          <text:p text:style-name="P14">Vous recevrez un e-mail de résumé de votre commande et un autre email dès l’envoi du colis</text:p>
        </text:list-item>
        <text:list-item>
          <text:p text:style-name="P14">Pour ceux qui paient par chèque : bouton qui redirige vers la CB s’ils changent d’avis.</text:p>
        </text:list-item>
      </text:list>
      <text:p text:style-name="P5"> </text:p>
      <text:p text:style-name="P4">Connexion :</text:p>
      <text:list xml:id="list3229950970" text:style-name="L9">
        <text:list-item>
          <text:p text:style-name="P17">Ajouter « mdp oublié » </text:p>
        </text:list-item>
        <text:list-item>
          <text:p text:style-name="P17">Créer page « mdp oublié » </text:p>
        </text:list-item>
      </text:list>
      <text:p text:style-name="P6"> </text:p>
      <text:p text:style-name="P4">Menu : </text:p>
      <text:list xml:id="list2129288727" text:style-name="L10">
        <text:list-item>
          <text:p text:style-name="P18">Ajouter FR/EN 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OpenSymbol" svg:font-family="OpenSymbol" style:font-charset="x-symbol"/>
    <style:font-face style:name="Helvetica Neue" svg:font-family="'Helvetica Neue', serif"/>
    <style:font-face style:name="Tahoma" svg:font-family="Tahoma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0-10-09T08:07:23.917203223</meta:creation-date>
    <dc:date>2020-10-24T19:18:41.332475126</dc:date>
    <meta:editing-duration>PT2H27M22S</meta:editing-duration>
    <meta:editing-cycles>7</meta:editing-cycles>
    <meta:generator>LibreOffice/7.0.2.2$MacOSX_X86_64 LibreOffice_project/8349ace3c3162073abd90d81fd06dcfb6b36b994</meta:generator>
    <meta:document-statistic meta:table-count="1" meta:image-count="0" meta:object-count="0" meta:page-count="2" meta:paragraph-count="76" meta:word-count="461" meta:character-count="2391" meta:non-whitespace-character-count="2017"/>
  </office:meta>
</office:document-meta>
</file>